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5F669C90.png"/>
  <manifest:file-entry manifest:media-type="image/png" manifest:full-path="Pictures/10000201000001860000003E23029A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gr1" style:family="graphic" style:parent-style-name="standard">
      <style:graphic-properties draw:stroke="none" draw:fill="none" fo:min-height="2.288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40477" fo:min-height="3.137cm" draw:shadow="hidden" draw:shadow-color="#808080"/>
    </style:style>
    <style:style style:name="pr2" style:family="presentation" style:parent-style-name="Default-subtitle" style:list-style-name="L3">
      <style:graphic-properties draw:fill-color="#ffffff" draw:auto-grow-height="true" fo:min-height="6.35cm"/>
    </style:style>
    <style:style style:name="pr3" style:family="presentation" style:parent-style-name="Default-notes">
      <style:graphic-properties draw:stroke="none" draw:fill="none" draw:fill-color="#ffffff" draw:auto-grow-height="true" fo:min-height="12.208cm" draw:shadow="hidden" draw:shadow-color="#919191"/>
    </style:style>
    <style:style style:name="pr4" style:family="presentation" style:parent-style-name="Default-title">
      <style:graphic-properties draw:fill-color="#ffffff" draw:auto-grow-height="true" fo:min-height="3.508cm"/>
    </style:style>
    <style:style style:name="pr5" style:family="presentation" style:parent-style-name="Default-subtitle" style:list-style-name="L3">
      <style:graphic-properties draw:fill-color="#ffffff" fo:min-height="11.43cm"/>
    </style:style>
    <style:style style:name="pr6" style:family="presentation" style:parent-style-name="Default-notes">
      <style:graphic-properties draw:fill-color="#ffffff" fo:min-height="12.208cm"/>
    </style:style>
    <style:style style:name="pr7" style:family="presentation" style:parent-style-name="Default-title">
      <style:graphic-properties draw:fill-color="#ffffff" draw:auto-grow-height="true" fo:min-height="2.54cm"/>
    </style:style>
    <style:style style:name="pr8" style:family="presentation" style:parent-style-name="Default-subtitle" style:list-style-name="L3">
      <style:graphic-properties draw:fill-color="#ffffff" fo:min-height="11.89cm"/>
    </style:style>
    <style:style style:name="pr9" style:family="presentation" style:parent-style-name="Default-notes">
      <style:graphic-properties draw:fill-color="#ffffff" fo:min-height="11.957cm"/>
    </style:style>
    <style:style style:name="pr10" style:family="presentation" style:parent-style-name="Default-title">
      <style:graphic-properties draw:fill-color="#ffffff" fo:min-height="3.257cm"/>
    </style:style>
    <style:style style:name="pr11" style:family="presentation" style:parent-style-name="Default-subtitle" style:list-style-name="L4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/>
      <style:text-properties fo:font-size="44pt" style:font-size-asian="44pt" style:font-size-complex="44pt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4" style:family="paragraph">
      <style:paragraph-properties fo:margin-left="0cm" fo:margin-right="0cm" fo:text-indent="0cm"/>
      <style:text-properties fo:color="#0000ff" fo:font-size="36pt" style:font-size-asian="36pt" style:font-size-complex="36pt"/>
    </style:style>
    <style:style style:name="P5" style:family="paragraph">
      <style:paragraph-properties fo:margin-left="1.2cm" fo:margin-right="0cm" fo:text-indent="-0.6cm"/>
    </style:style>
    <style:style style:name="P6" style:family="paragraph">
      <style:paragraph-properties fo:margin-left="1.2cm" fo:margin-right="0cm" fo:text-indent="-0.6cm"/>
      <style:text-properties fo:font-size="32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1.2cm" fo:margin-right="0cm" fo:line-height="150%" fo:text-align="start" text:enable-numbering="true" fo:text-indent="-0.6cm"/>
    </style:style>
    <style:style style:name="P9" style:family="paragraph">
      <style:paragraph-properties fo:margin-left="1.2cm" fo:margin-right="0cm" fo:line-height="150%" fo:text-align="start" text:enable-numbering="true" fo:text-indent="-0.6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10" style:family="paragraph">
      <style:paragraph-properties fo:margin-left="0cm" fo:margin-right="0cm" fo:line-height="200%" fo:text-align="start" text:enable-numbering="false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ff" fo:font-size="36pt" style:font-size-asian="36pt" style:font-size-complex="36pt"/>
    </style:style>
    <style:style style:name="T3" style:family="text">
      <style:text-properties fo:color="#000000" fo:font-size="32pt"/>
    </style:style>
    <style:style style:name="T4" style:family="text">
      <style:text-properties fo:font-size="32pt"/>
    </style:style>
    <style:style style:name="T5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•">
        <style:text-properties fo:font-family="'Nokia Large'" style:font-family-generic="swiss" style:font-pitch="variable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© 2009  Nokia   2009-02-07 / Ali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text-style-name="P2" draw:layer="layout" svg:width="26.493cm" svg:height="3.137cm" svg:x="0.177cm" svg:y="2.578cm" presentation:class="title" presentation:user-transformed="true">
          <draw:text-box>
            <text:p text:style-name="P1"><text:span text:style-name="T1">The Hynerian Empire</text:span></text:p>
          </draw:text-box>
        </draw:frame>
        <draw:frame draw:style-name="gr1" draw:text-style-name="P4" draw:layer="layout" svg:width="24.751cm" svg:height="2.538cm" svg:x="1.919cm" svg:y="6.352cm">
          <draw:text-box>
            <text:p text:style-name="P3"><text:span text:style-name="T2">An introduction to Rygel and it's plugin API</text:span></text:p>
          </draw:text-box>
        </draw:frame>
        <draw:frame presentation:style-name="pr2" draw:text-style-name="P6" draw:layer="layout" svg:width="10.16cm" svg:height="6.35cm" svg:x="16.51cm" svg:y="8.89cm">
          <draw:text-box>
            <text:list text:style-name="L3">
              <text:list-item>
                <text:list>
                  <text:list-item>
                    <text:p text:style-name="P5"><text:span text:style-name="T3">Zeeshan Al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"/></text:p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layer="layout" svg:width="13.648cm" svg:height="9.454cm" svg:x="2.522cm" svg:y="2.346cm" draw:page-number="1"/>
          <draw:frame presentation:style-name="pr3" draw:text-style-name="P7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draw:id="id2">
        <office:forms form:automatic-focus="false" form:apply-design-mode="false"/>
        <draw:frame presentation:style-name="pr4" draw:text-style-name="P7" draw:layer="layout" svg:width="23.912cm" svg:height="3.508cm" svg:x="1.905cm" svg:y="0.302cm" presentation:class="title" presentation:user-transformed="true">
          <draw:text-box>
            <text:p text:style-name="P7">What is Rygel?</text:p>
          </draw:text-box>
        </draw:frame>
        <draw:frame presentation:style-name="pr5" draw:text-style-name="P9" draw:layer="layout" svg:width="24.369cm" svg:height="11.43cm" svg:x="1.27cm" svg:y="4.445cm">
          <draw:text-box>
            <text:list text:style-name="L3">
              <text:list-item>
                <text:list>
                  <text:list-item>
                    <text:p text:style-name="P8"><text:span text:style-name="T5">Farscape characht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A UPnP/DLNA Media Serv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Easy sharing of media on network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gupnp-media-serv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GNOME/Maemo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2" presentation:class="page"/>
          <draw:frame presentation:style-name="pr6" draw:text-style-name="P7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3" draw:style-name="dp5" draw:master-page-name="Default" presentation:presentation-page-layout-name="AL1T1" presentation:use-footer-name="ftr1" draw:id="id3">
        <office:forms form:automatic-focus="false" form:apply-design-mode="false"/>
        <draw:frame presentation:style-name="pr7" draw:text-style-name="P7" draw:layer="layout" svg:width="13.183cm" svg:height="2.54cm" svg:x="2.057cm" svg:y="0.635cm" presentation:class="title" presentation:user-transformed="true">
          <draw:text-box>
            <text:p text:style-name="P7">Future plans</text:p>
          </draw:text-box>
        </draw:frame>
        <draw:frame presentation:style-name="pr8" draw:text-style-name="P9" draw:layer="layout" svg:width="24.369cm" svg:height="11.89cm" svg:x="1.27cm" svg:y="3.81cm">
          <draw:text-box>
            <text:list text:style-name="L3">
              <text:list-item>
                <text:list>
                  <text:list-item>
                    <text:p text:style-name="P8"><text:span text:style-name="T6">Transcod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Configur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Better DVB integr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~100% DLNA complia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More plugi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Searching, filtering, </text:span><text:span text:style-name="T5">uploading etc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3" presentation:class="page"/>
          <draw:frame presentation:style-name="pr9" draw:text-style-name="P7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1" presentation:use-footer-name="ftr1" draw:id="id4">
        <office:forms form:automatic-focus="false" form:apply-design-mode="false"/>
        <draw:frame presentation:style-name="pr10" draw:text-style-name="P7" draw:layer="layout" svg:width="23.912cm" svg:height="3.257cm" svg:x="1.27cm" svg:y="0.553cm" presentation:class="title" presentation:user-transformed="true">
          <draw:text-box>
            <text:p text:style-name="P7">Thanks!</text:p>
          </draw:text-box>
        </draw:frame>
        <draw:frame presentation:style-name="pr11" draw:text-style-name="P10" draw:layer="layout" svg:width="19.924cm" svg:height="11.43cm" svg:x="2.301cm" svg:y="3.81cm">
          <draw:text-box>
            <text:p text:style-name="P10"><text:span text:style-name="T6">Homepage: </text:span><text:span text:style-name="T6"><text:a xlink:href="http://live.gnome.org/Rygel">http://live.gnome.org/Rygel</text:a></text:span></text:p>
            <text:p text:style-name="P10"><text:span text:style-name="T6">IRC: #gupnp@irc.gimp.org</text:span></text:p>
            <text:p text:style-name="P10"><text:span text:style-name="T6">mailing-list: gupnp</text:span></text:p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3.648cm" svg:height="9.455cm" svg:x="2.522cm" svg:y="2.346cm" draw:page-number="4" presentation:class="page"/>
          <draw:frame presentation:style-name="pr9" draw:text-style-name="P7" draw:layer="layout" svg:width="13.701cm" svg:height="11.957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33cm" fo:margin-right="0cm" fo:margin-top="0.132cm" fo:margin-bottom="0.132cm" fo:line-height="100%" fo:text-align="start" text:enable-numbering="true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.852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88cm" fo:margin-right="0cm" fo:margin-top="0.105cm" fo:margin-bottom="0.105cm" fo:line-height="100%" fo:text-align="start" text:enable-numbering="true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758cm" fo:margin-right="0cm" fo:margin-top="0.092cm" fo:margin-bottom="0.092cm" fo:line-height="100%" fo:text-align="start" text:enable-numbering="true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letter-kerning="true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33cm" fo:margin-right="0cm" fo:margin-top="0.132cm" fo:margin-bottom="0.132cm" fo:line-height="100%" fo:text-align="start" text:enable-numbering="true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1.852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88cm" fo:margin-right="0cm" fo:margin-top="0.105cm" fo:margin-bottom="0.105cm" fo:line-height="100%" fo:text-align="start" text:enable-numbering="true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758cm" fo:margin-right="0cm" fo:margin-top="0.092cm" fo:margin-bottom="0.092cm" fo:line-height="100%" fo:text-align="start" text:enable-numbering="true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draw:background-size="border" draw:fill="solid" draw:fill-color="#0033cc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wrap" draw:shadow="hidden" draw:shadow-color="#808080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no-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backgroundobjects" style:list-style-name="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no-wrap" draw:shadow="hidden" draw:shadow-color="#808080"/>
    </style:style>
    <style:style style:name="pr4" style:family="presentation" style:parent-style-name="Title1-backgroundobjects" style:list-style-name="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90%" text:enable-numbering="false" fo:text-indent="0cm"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line-height="100%" text:enable-numbering="false" fo:text-indent="0cm"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Nokia Sans Wide'" style:font-family-generic="swiss" style:font-pitch="variable" fo:font-size="8pt" fo:language="zxx" fo:country="none" style:font-size-asian="8pt" style:font-size-complex="8pt"/>
    </style:style>
    <style:style style:name="T3" style:family="text">
      <style:text-properties fo:font-family="'Nokia Sans Wide'" style:font-family-generic="swiss" style:font-pitch="variable" fo:font-size="8pt" fo:language="en" fo:country="US" style:font-size-asian="8pt" style:font-size-complex="8pt"/>
    </style:style>
    <style:style style:name="T4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T5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T6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6.54cm" svg:height="4.526cm" svg:x="1.869cm" svg:y="3.943cm" draw:page-number="1"/>
      <draw:page-thumbnail draw:layer="backgroundobjects" svg:width="6.54cm" svg:height="4.526cm" svg:x="10.279cm" svg:y="3.943cm" draw:page-number="2"/>
      <draw:page-thumbnail draw:layer="backgroundobjects" svg:width="6.54cm" svg:height="4.526cm" svg:x="1.869cm" svg:y="11.23cm"/>
      <draw:page-thumbnail draw:layer="backgroundobjects" svg:width="6.54cm" svg:height="4.526cm" svg:x="10.279cm" svg:y="11.23cm"/>
      <draw:page-thumbnail draw:layer="backgroundobjects" svg:width="6.54cm" svg:height="4.526cm" svg:x="1.869cm" svg:y="18.517cm" draw:page-number="3"/>
      <draw:page-thumbnail draw:layer="backgroundobjects" svg:width="6.54cm" svg:height="4.526cm" svg:x="10.279cm" svg:y="18.517cm"/>
      <draw:frame draw:style-name="gr1" draw:text-style-name="P1" draw:layer="backgroundobjects" svg:width="8.11cm" svg:height="1.3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11cm" svg:height="1.348cm" svg:x="10.579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11cm" svg:height="1.348cm" svg:x="0cm" svg:y="25.64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11cm" svg:height="1.348cm" svg:x="10.579cm" svg:y="25.64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6.493cm" svg:height="3.136cm" svg:x="0.511cm" svg:y="-0.001cm" presentation:class="title" presentation:placeholder="true">
        <draw:text-box/>
      </draw:frame>
      <draw:frame presentation:style-name="Default-outline1" draw:layer="backgroundobjects" svg:width="26.498cm" svg:height="13.813cm" svg:x="0.538cm" svg:y="3.135cm" presentation:class="outline" presentation:placeholder="true">
        <draw:text-box/>
      </draw:frame>
      <draw:frame presentation:style-name="pr1" draw:text-style-name="P3" draw:layer="backgroundobjects" svg:width="11.765cm" svg:height="0.551cm" svg:x="1.52cm" svg:y="18.124cm" presentation:class="footer">
        <draw:text-box>
          <text:p text:style-name="P3"><text:span text:style-name="T2"><presentation:footer/></text:span></text:p>
        </draw:text-box>
      </draw:frame>
      <draw:g>
        <draw:frame draw:style-name="gr3" draw:text-style-name="P4" draw:layer="backgroundobjects" svg:width="3.303cm" svg:height="0.525cm" svg:x="23.433cm" svg:y="17.749cm">
          <draw:image xlink:href="Pictures/10000201000001860000003E5F669C90.png" xlink:type="simple" xlink:show="embed" xlink:actuate="onLoad">
            <text:p/>
          </draw:image>
        </draw:frame>
        <draw:custom-shape draw:style-name="gr4" draw:text-style-name="P5" draw:layer="backgroundobjects" svg:width="4.86cm" svg:height="2.073cm" svg:x="22.657cm" svg:y="16.977cm">
          <text:p/>
          <draw:enhanced-geometry svg:viewBox="0 0 21600 21600" draw:type="rectangle" draw:enhanced-path="M 0 0 L 21600 0 21600 21600 0 21600 0 0 Z N"/>
        </draw:custom-shape>
      </draw:g>
      <draw:frame presentation:style-name="pr2" draw:text-style-name="P6" draw:layer="backgroundobjects" svg:width="1.036cm" svg:height="0.599cm" svg:x="0.494cm" svg:y="18.106cm" presentation:class="page-number">
        <draw:text-box>
          <text:p text:style-name="P6"><text:span text:style-name="T3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gr5" draw:text-style-name="P7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3.648cm" svg:height="9.455cm" svg:x="2.522cm" svg:y="2.346cm" presentation:class="page"/>
      </presentation:notes>
    </style:master-page>
    <style:master-page style:name="Title1" style:page-layout-name="PM1" draw:style-name="dp2">
      <office:forms form:automatic-focus="false" form:apply-design-mode="false"/>
      <draw:frame presentation:style-name="Title1-title" draw:layer="backgroundobjects" svg:width="19.72cm" svg:height="6.025cm" svg:x="0.516cm" svg:y="4.374cm" presentation:class="title" presentation:placeholder="true">
        <draw:text-box/>
      </draw:frame>
      <draw:frame presentation:style-name="pr3" draw:text-style-name="P3" draw:layer="backgroundobjects" svg:width="11.765cm" svg:height="0.551cm" svg:x="1.626cm" svg:y="18.124cm" presentation:class="footer">
        <draw:text-box>
          <text:p text:style-name="P3"><text:span text:style-name="T4"><presentation:footer/></text:span></text:p>
        </draw:text-box>
      </draw:frame>
      <draw:custom-shape draw:style-name="gr6" draw:text-style-name="P5" draw:layer="backgroundobjects" svg:width="8.458cm" svg:height="0.768cm" svg:x="0.595cm" svg:y="17.427cm">
        <text:p text:style-name="P8"><text:span text:style-name="T5">Company Confidential</text:span></text:p>
        <draw:enhanced-geometry svg:viewBox="0 0 21600 21600" draw:type="mso-spt202" draw:enhanced-path="M 0 0 L 21600 0 21600 21600 0 21600 0 0 Z N"/>
      </draw:custom-shape>
      <draw:g>
        <draw:frame draw:style-name="gr3" draw:text-style-name="P4" draw:layer="backgroundobjects" svg:width="3.303cm" svg:height="0.525cm" svg:x="23.438cm" svg:y="9cm">
          <draw:image xlink:href="Pictures/10000201000001860000003E23029A84.png" xlink:type="simple" xlink:show="embed" xlink:actuate="onLoad">
            <text:p/>
          </draw:image>
        </draw:frame>
        <draw:custom-shape draw:style-name="gr4" draw:text-style-name="P5" draw:layer="backgroundobjects" svg:width="4.86cm" svg:height="2.072cm" svg:x="22.657cm" svg:y="8.229cm">
          <text:p/>
          <draw:enhanced-geometry svg:viewBox="0 0 21600 21600" draw:type="rectangle" draw:enhanced-path="M 0 0 L 21600 0 21600 21600 0 21600 0 0 Z N"/>
        </draw:custom-shape>
      </draw:g>
      <draw:frame presentation:style-name="pr4" draw:text-style-name="P6" draw:layer="backgroundobjects" svg:width="1.036cm" svg:height="0.599cm" svg:x="0.6cm" svg:y="18.106cm" presentation:class="page-number">
        <draw:text-box>
          <text:p text:style-name="P6"><text:span text:style-name="T6"><text:page-number>&lt;number&gt;</text:page-number></text:span></text:p>
        </draw:text-box>
      </draw:frame>
      <presentation:notes style:page-layout-name="PM0">
        <draw:rect draw:style-name="gr5" draw:text-style-name="P7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3.648cm" svg:height="9.455cm" svg:x="2.522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Slide 1</dc:title>
    <meta:initial-creator>Ali Zeeshan</meta:initial-creator>
    <meta:creation-date>2008-11-05T17:04:19</meta:creation-date>
    <dc:creator>Zeeshan (Khattak)</dc:creator>
    <dc:date>2009-02-02T16:29:22</dc:date>
    <meta:print-date>1998-09-04T10:04:32</meta:print-date>
    <meta:editing-cycles>80</meta:editing-cycles>
    <meta:editing-duration>PT5H27M24S</meta:editing-duration>
    <meta:user-defined meta:name="Info 1"/>
    <meta:user-defined meta:name="Info 2"/>
    <meta:user-defined meta:name="Info 3"/>
    <meta:user-defined meta:name="Info 4"/>
    <meta:document-statistic meta:object-count="47"/>
  </office:meta>
</office:document-meta>
</file>